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0.4736in" style:rel-column-width="682*"/>
    </style:style>
    <style:style style:name="Table3.B" style:family="table-column">
      <style:table-column-properties style:column-width="0.4632in" style:rel-column-width="667*"/>
    </style:style>
    <style:style style:name="Table3.I" style:family="table-column">
      <style:table-column-properties style:column-width="0.4639in" style:rel-column-width="668*"/>
    </style:style>
    <style:style style:name="Table3.1" style:family="table-row">
      <style:table-row-properties style:min-row-height="0.5493in" fo:keep-together="auto"/>
    </style:style>
    <style:style style:name="Table3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3.N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3.2" style:family="table-row">
      <style:table-row-properties style:min-row-height="0.2083in" fo:keep-together="auto"/>
    </style:style>
    <style:style style:name="Table3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3.N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" style:family="table">
      <style:table-properties style:width="4.2222in" style:rel-width="65%" fo:margin-left="0in" fo:margin-top="0in" fo:margin-bottom="0in" table:align="left" style:writing-mode="page"/>
    </style:style>
    <style:style style:name="Table4.A" style:family="table-column">
      <style:table-column-properties style:column-width="2.1951in" style:rel-column-width="3113*"/>
    </style:style>
    <style:style style:name="Table4.B" style:family="table-column">
      <style:table-column-properties style:column-width="2.0271in" style:rel-column-width="2874*"/>
    </style:style>
    <style:style style:name="Table4.1" style:family="table-row">
      <style:table-row-properties style:min-row-height="0.891in" fo:keep-together="auto"/>
    </style:style>
    <style:style style:name="Table4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4.2" style:family="table-row">
      <style:table-row-properties style:min-row-height="0.5729in" fo:keep-together="auto"/>
    </style:style>
    <style:style style:name="Table4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7556in" fo:keep-together="auto"/>
    </style:style>
    <style:style style:name="Table4.4" style:family="table-row">
      <style:table-row-properties style:min-row-height="0.9389in" fo:keep-together="auto"/>
    </style:style>
    <style:style style:name="Table5" style:family="table">
      <style:table-properties style:width="6.4965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2.391in" style:rel-column-width="3443*"/>
    </style:style>
    <style:style style:name="Table5.B" style:family="table-column">
      <style:table-column-properties style:column-width="2.1611in" style:rel-column-width="3112*"/>
    </style:style>
    <style:style style:name="Table5.C" style:family="table-column">
      <style:table-column-properties style:column-width="1.9444in" style:rel-column-width="280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5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d33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Title">
      <style:text-properties officeooo:paragraph-rsid="00202c33"/>
    </style:style>
    <style:style style:name="P9" style:family="paragraph" style:parent-style-name="Title">
      <style:text-properties fo:font-weight="bold" officeooo:paragraph-rsid="00202c33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1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5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6" style:family="paragraph" style:parent-style-name="Standard">
      <style:paragraph-properties fo:margin-top="0in" fo:margin-bottom="0in" style:contextual-spacing="false" fo:line-height="106%" fo:keep-together="always"/>
    </style:style>
    <style:style style:name="P17" style:family="paragraph" style:parent-style-name="Standard">
      <style:paragraph-properties fo:margin-top="0in" fo:margin-bottom="0in" style:contextual-spacing="false" fo:line-height="106%"/>
    </style:style>
    <style:style style:name="P18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</style:style>
    <style:style style:name="P20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2" style:family="paragraph" style:parent-style-name="Standard">
      <style:paragraph-properties fo:margin-top="0in" fo:margin-bottom="0.0693in" style:contextual-spacing="false" fo:line-height="106%"/>
    </style:style>
    <style:style style:name="P23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4" style:family="paragraph" style:parent-style-name="Standard">
      <style:paragraph-properties fo:line-height="106%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27" style:family="paragraph" style:parent-style-name="Title" style:list-style-name="">
      <style:text-properties style:font-name="Times New Roman" fo:font-size="14pt" officeooo:paragraph-rsid="001d77b7" style:font-size-asian="14pt" style:font-size-complex="14pt"/>
    </style:style>
    <style:style style:name="P28" style:family="paragraph" style:parent-style-name="Text_20_body_20_indent">
      <style:paragraph-properties fo:text-indent="0.6252in" style:auto-text-indent="false"/>
      <style:text-properties style:font-name="Times New Roman" fo:font-size="14pt" officeooo:paragraph-rsid="001d77b7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officeooo:paragraph-rsid="001d77b7" style:font-size-asian="14pt" style:font-size-complex="14pt"/>
    </style:style>
    <style:style style:name="P30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font-weight="bold" officeooo:paragraph-rsid="001d77b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 fo:text-indent="0.6252in" style:auto-text-indent="false"/>
      <style:text-properties style:font-name="Times New Roman" fo:font-size="14pt" officeooo:paragraph-rsid="001d77b7" style:font-size-asian="14pt" style:font-size-complex="14pt"/>
    </style:style>
    <style:style style:name="P32" style:family="paragraph" style:parent-style-name="Standard" style:list-style-name="WWNum1">
      <style:paragraph-properties fo:margin-left="0.75in" fo:text-align="justify" style:justify-single-word="false" fo:orphans="2" fo:widows="2" fo:text-indent="-0.4547in" style:auto-text-indent="false">
        <style:tab-stops>
          <style:tab-stop style:position="0in"/>
          <style:tab-stop style:position="0.75in"/>
        </style:tab-stops>
      </style:paragraph-properties>
      <style:text-properties style:font-name="Times New Roman" fo:font-size="14pt" fo:font-weight="bold" officeooo:paragraph-rsid="001d77b7" style:font-size-asian="14pt" style:font-weight-asian="bold" style:font-size-complex="14pt"/>
    </style:style>
    <style:style style:name="P33" style:family="paragraph" style:parent-style-name="Standard" style:list-style-name="WWNum1">
      <style:paragraph-properties fo:margin-left="0.75in" fo:text-align="justify" style:justify-single-word="false" fo:orphans="2" fo:widows="2" fo:text-indent="-0.4547in" style:auto-text-indent="false">
        <style:tab-stops>
          <style:tab-stop style:position="0.25in"/>
          <style:tab-stop style:position="0.75in"/>
        </style:tab-stops>
      </style:paragraph-properties>
      <style:text-properties style:font-name="Times New Roman" fo:font-size="14pt" fo:font-weight="bold" officeooo:paragraph-rsid="001d77b7" style:font-size-asian="14pt" style:font-weight-asian="bold" style:font-size-complex="14pt"/>
    </style:style>
    <style:style style:name="P34" style:family="paragraph" style:parent-style-name="Standard">
      <style:paragraph-properties fo:text-align="justify" style:justify-single-word="false" fo:text-indent="0.5in" style:auto-text-indent="false"/>
      <style:text-properties style:font-name="Times New Roman" fo:font-size="14pt" officeooo:paragraph-rsid="001d77b7" style:font-size-asian="14pt" style:font-size-complex="14pt"/>
    </style:style>
    <style:style style:name="P35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ackground-color="#ffffff"/>
      <style:text-properties style:font-name="Times New Roman" fo:font-size="14pt" fo:font-weight="bold" officeooo:paragraph-rsid="001d77b7" style:font-size-asian="14pt" style:font-weight-asian="bold" style:font-size-complex="14pt" style:font-weight-complex="bold"/>
    </style:style>
    <style:style style:name="P36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ackground-color="#ffffff"/>
      <style:text-properties style:font-name="Times New Roman" fo:font-size="14pt" fo:font-weight="bold" officeooo:rsid="001d77b7" officeooo:paragraph-rsid="001d77b7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reak-before="page" fo:background-color="#ffffff"/>
      <style:text-properties style:font-name="Times New Roman" fo:font-size="14pt" fo:font-weight="bold" officeooo:rsid="001d77b7" officeooo:paragraph-rsid="001d77b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Standard">
      <style:text-properties style:font-name="Times New Roman" fo:font-size="14pt" style:font-size-asian="14pt" style:font-size-complex="14pt"/>
    </style:style>
    <style:style style:name="P41" style:family="paragraph" style:parent-style-name="Standard">
      <style:text-properties style:font-name="Times New Roman" fo:font-size="14pt" officeooo:rsid="001d77b7" officeooo:paragraph-rsid="001d77b7" style:font-size-asian="14pt" style:font-size-complex="14pt"/>
    </style:style>
    <style:style style:name="P42" style:family="paragraph" style:parent-style-name="Standard">
      <style:paragraph-properties fo:break-before="page"/>
      <style:text-properties style:font-name="Times New Roman" fo:font-size="14pt" officeooo:rsid="001d77b7" officeooo:paragraph-rsid="001d77b7" style:font-size-asian="14pt" style:font-size-complex="14pt"/>
    </style:style>
    <style:style style:name="P43" style:family="paragraph" style:parent-style-name="Standard">
      <style:text-properties style:font-name="Times New Roman" fo:font-size="14pt" fo:font-weight="bold" officeooo:rsid="001d77b7" officeooo:paragraph-rsid="001d77b7" style:font-size-asian="14pt" style:font-weight-asian="bold" style:font-size-complex="14pt" style:font-weight-complex="bold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ce4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officeooo:rsid="000ed33e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officeooo:rsid="000dce40" fo:background-color="#ffffff" loext:char-shading-value="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5" style:family="text">
      <style:text-properties style:font-name="Times New Roman" fo:font-size="18pt" fo:font-weight="bold" officeooo:rsid="000ed33e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202c33" style:font-name-asian="Times New Roman1" style:font-size-asian="18pt" style:font-weight-asian="bold" style:font-name-complex="Times New Roman1"/>
    </style:style>
    <style:style style:name="T17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8" style:family="text">
      <style:text-properties fo:font-weight="bold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/>
    </style:style>
    <style:style style:name="T21" style:family="text">
      <style:text-properties style:font-name="Times New Roman" fo:font-size="10pt" style:font-name-asian="Times New Roman1" style:font-size-asian="10pt" style:font-name-complex="Times New Roman1"/>
    </style:style>
    <style:style style:name="T2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3" style:family="text">
      <style:text-properties style:font-name="Times New Roman" fo:font-size="14pt" fo:font-weight="bold" officeooo:rsid="000ed33e" style:font-name-asian="Times New Roman1" style:font-size-asian="14pt" style:font-weight-asian="bold" style:font-name-complex="Times New Roman1"/>
    </style:style>
    <style:style style:name="T24" style:family="text">
      <style:text-properties style:font-name="Times New Roman" fo:font-size="14pt" style:font-name-asian="Times New Roman1" style:font-size-asian="14pt" style:font-name-complex="Times New Roman1"/>
    </style:style>
    <style:style style:name="T25" style:family="text">
      <style:text-properties officeooo:rsid="000ed33e"/>
    </style:style>
    <style:style style:name="T26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7" style:family="text">
      <style:text-properties style:font-name="Times New Roman" fo:font-size="9pt" style:font-name-asian="Times New Roman1" style:font-size-asian="9pt" style:font-name-complex="Times New Roman1"/>
    </style:style>
    <style:style style:name="T28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9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0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13in" draw:visible-area-height="1.971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8">МК</text:span><text:span text:style-name="T11">8</text:span><text:span text:style-name="T9"> «</text:span><text:span text:style-name="T12">Организация и управление производством</text:span><text:span text:style-name="T9">»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6" loext:marker-style-name="T14"><text:span text:style-name="T15">Лабораторная</text:span><text:span text:style-name="T14"> работа </text:span><text:span text:style-name="T15">№</text:span><text:span text:style-name="T16">3</text:span></text:p>
      <text:p text:style-name="P7" loext:marker-style-name="T17"/>
      <text:p text:style-name="P8"><text:span text:style-name="T18">«</text:span><text:span text:style-name="T19">РАСЧЕТ ПОКАЗАТЕЛЕЙ ИСПОЛЬЗОВАНИЯ </text:span></text:p>
      <text:p text:style-name="P9"><text:span text:style-name="T20">ОБОРОТНЫХ СРЕДСТВ ПРЕДПРИЯТИЯ</text:span>»</text:p>
      <text:p text:style-name="P10" loext:marker-style-name="T21"/>
      <text:p text:style-name="P11" loext:marker-style-name="T22"><text:span text:style-name="T22">ДИСЦИПЛИНА: «</text:span><text:span text:style-name="T23">Экономика</text:span><text:span text:style-name="T22">»</text:span></text:p>
      <text:p text:style-name="P12" loext:marker-style-name="T22"/>
      <text:p text:style-name="P13" loext:marker-style-name="T24"/>
      <text:p text:style-name="P13" loext:marker-style-name="T24"/>
      <text:p text:style-name="P13" loext:marker-style-name="T24"/>
      <text:p text:style-name="P12" loext:marker-style-name="T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4">Выполнил: студент гр. ИУК5-<text:span text:style-name="T25">7</text:span>2Б</text:p>
          </table:table-cell>
          <table:covered-table-cell/>
          <table:table-cell table:style-name="Table2.A1" office:value-type="string">
            <text:p text:style-name="P15" loext:marker-style-name="T26"><text:span text:style-name="T21">_________________</text:span><text:span text:style-name="T26"/></text:p>
            <text:p text:style-name="P16" loext:marker-style-name="T21"><text:span text:style-name="T27"><text:s text:c="12"/>(Подпись)</text:span></text:p>
            <text:p text:style-name="P17"/>
          </table:table-cell>
          <table:table-cell table:style-name="Table2.D1" office:value-type="string">
            <text:p text:style-name="P15" loext:marker-style-name="T26"><text:span text:style-name="T28">__ <text:s/></text:span><text:span text:style-name="T26">Ли Р. В. <text:s text:c="3"/></text:span><text:span text:style-name="T29">_</text:span></text:p>
            <text:p text:style-name="P16" loext:marker-style-name="T21"><text:span text:style-name="T27"><text:s text:c="8"/>(Ф.И.О.)</text:span><text:span text:style-name="T21"/></text:p>
            <text:p text:style-name="P18" loext:marker-style-name="T30"/>
          </table:table-cell>
        </table:table-row>
        <table:table-row table:style-name="Table2.1">
          <table:table-cell table:style-name="Table2.A1" table:number-columns-spanned="2" office:value-type="string">
            <text:p text:style-name="P14">Проверил:</text:p>
          </table:table-cell>
          <table:covered-table-cell/>
          <table:table-cell table:style-name="Table2.A1" office:value-type="string">
            <text:p text:style-name="P19" loext:marker-style-name="T21"><text:span text:style-name="T21">_________________</text:span></text:p>
            <text:p text:style-name="P16" loext:marker-style-name="T21"><text:span text:style-name="T27"><text:s text:c="12"/>(Подпись)</text:span></text:p>
            <text:p text:style-name="P17"/>
          </table:table-cell>
          <table:table-cell table:style-name="Table2.D1" office:value-type="string">
            <text:p text:style-name="P19" loext:marker-style-name="T21"><text:span text:style-name="T21">_________________</text:span></text:p>
            <text:p text:style-name="P16" loext:marker-style-name="T21"><text:span text:style-name="T27"><text:s text:c="8"/>(Ф.И.О.)</text:span><text:span text:style-name="T21"/></text:p>
            <text:p text:style-name="P20" loext:marker-style-name="T21"/>
          </table:table-cell>
        </table:table-row>
        <table:table-row table:style-name="Table2.3">
          <table:table-cell table:style-name="Table2.A1" table:number-columns-spanned="4" office:value-type="string">
            <text:p text:style-name="P21" loext:marker-style-name="T24"/>
            <text:p text:style-name="P22" loext:marker-style-name="T24"><text:span text:style-name="T24">Дата сдачи (защиты):</text:span></text:p>
            <text:p text:style-name="P22" loext:marker-style-name="T24"><text:span text:style-name="T24">Результаты сдачи (защиты):</text:span><text:span text:style-name="T24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3" loext:marker-style-name="T1"/>
          </table:table-cell>
          <table:table-cell table:style-name="Table2.A1" table:number-columns-spanned="3" office:value-type="string">
            <text:p text:style-name="P24" loext:marker-style-name="T24"><text:span text:style-name="T24">- Балльная оценка:</text:span><text:span text:style-name="T24"/></text:p>
            <text:p text:style-name="P24" loext:marker-style-name="T24"><text:span text:style-name="T24">- Оценка:</text:span></text:p>
          </table:table-cell>
          <table:covered-table-cell/>
          <table:covered-table-cell/>
        </table:table-row>
      </table:table>
      <text:p text:style-name="P25" loext:marker-style-name="T24"/>
      <text:p text:style-name="P25" loext:marker-style-name="T24"/>
      <text:p text:style-name="P25" loext:marker-style-name="T24"/>
      <text:p text:style-name="P26" loext:marker-style-name="T24"/>
      <text:h text:style-name="P27" text:outline-level="1"><text:span text:style-name="T31">Цель работы</text:span></text:h>
      <text:p text:style-name="P28"><text:soft-page-break/>З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p>
      <text:p text:style-name="P29"/>
      <text:h text:style-name="P30" text:outline-level="1">Содержание работы</text:h>
      <text:p text:style-name="P31">На условном машиностроительном предприятии планируется <text:s/>внедрение плана организационно-технических мероприятий, в результате чего, за счет совершенствования оперативно-календарного планирования и сокращения <text:s/>пролеживания деталей между цехами, <text:s/>длительность производственного цикла изготовления изделий сократится <text:s/>на 20%. <text:s/>В текущем году объем реализованной продукции составил 3 млн.руб. В структуре оборотных средств незавершенное производство составляет 40%. Охарактеризовать использование оборотных средств, для чего определить:</text:p>
      <text:list text:style-name="WWNum1">
        <text:list-item>
          <text:p text:style-name="P32">норматив оборотных средств в незавершенном производстве в текущем и плановом периоде, возможное высвобождение оборотных средств в плановом периоде, сокращение длительности оборота;</text:p>
        </text:list-item>
        <text:list-item>
          <text:p text:style-name="P32">показатели использования оборотных средств - количество оборотов, загрузку оборотных средств, длительность одного оборота в текущем и плановом периоде;</text:p>
        </text:list-item>
        <text:list-item>
          <text:p text:style-name="P33">возможный прирост реализации вследствие ускорения оборачиваемости оборотных средств.</text:p>
        </text:list-item>
        <text:list-item>
          <text:p text:style-name="P32">рассчитать структуру оборотных средств в плановом периоде.</text:p>
        </text:list-item>
      </text:list>
      <text:p text:style-name="P34">При выполнении расчетов следует использовать данные, приведенные в приложении 1 и 2. Варианты заданий приведены в приложении 1.</text:p>
      <text:p text:style-name="P35"/>
      <text:p text:style-name="P36"/>
      <text:p text:style-name="P37">Вариант 14</text:p>
      <text:p text:style-name="P36"/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column table:style-name="Table3.B" table:number-columns-repeated="4"/>
        <table:table-column table:style-name="Table3.I"/>
        <table:table-row table:style-name="Table3.1">
          <table:table-cell table:style-name="Table3.A1" office:value-type="string">
            <text:p text:style-name="P38">№ варианта<text:line-break/></text:p>
          </table:table-cell>
          <table:table-cell table:style-name="Table3.A1" table:number-columns-spanned="12" office:value-type="string">
            <text:p text:style-name="P38">Текущий 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N1" office:value-type="string">
            <text:p text:style-name="P38">Планируемый год</text:p>
          </table:table-cell>
        </table:table-row>
        <table:table-row table:style-name="Table3.2"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8">Январь</text:p>
          </table:table-cell>
          <table:table-cell table:style-name="Table3.A2" office:value-type="string">
            <text:p text:style-name="P38">Февраль</text:p>
          </table:table-cell>
          <table:table-cell table:style-name="Table3.A2" office:value-type="string">
            <text:p text:style-name="P38">Март</text:p>
          </table:table-cell>
          <table:table-cell table:style-name="Table3.A2" office:value-type="string">
            <text:p text:style-name="P38">Апрель</text:p>
          </table:table-cell>
          <table:table-cell table:style-name="Table3.A2" office:value-type="string">
            <text:p text:style-name="P38">Май</text:p>
          </table:table-cell>
          <table:table-cell table:style-name="Table3.A2" office:value-type="string">
            <text:p text:style-name="P38">Июнь</text:p>
          </table:table-cell>
          <table:table-cell table:style-name="Table3.A2" office:value-type="string">
            <text:p text:style-name="P38">Июль</text:p>
          </table:table-cell>
          <table:table-cell table:style-name="Table3.A2" office:value-type="string">
            <text:p text:style-name="P38">Август</text:p>
          </table:table-cell>
          <table:table-cell table:style-name="Table3.A2" office:value-type="string">
            <text:p text:style-name="P38">Сентябрь</text:p>
          </table:table-cell>
          <table:table-cell table:style-name="Table3.A2" office:value-type="string">
            <text:p text:style-name="P38">Октябрь</text:p>
          </table:table-cell>
          <table:table-cell table:style-name="Table3.A2" office:value-type="string">
            <text:p text:style-name="P38">Ноябрь</text:p>
          </table:table-cell>
          <table:table-cell table:style-name="Table3.A2" office:value-type="string">
            <text:p text:style-name="P38">Декабрь</text:p>
          </table:table-cell>
          <table:table-cell table:style-name="Table3.N2" office:value-type="string">
            <text:p text:style-name="P38">Январь</text:p>
          </table:table-cell>
        </table:table-row>
        <table:table-row table:style-name="Table3.2">
          <table:table-cell table:style-name="Table3.A2" office:value-type="string">
            <text:p text:style-name="P39">14</text:p>
          </table:table-cell>
          <table:table-cell table:style-name="Table3.A2" office:value-type="string">
            <text:p text:style-name="P38">303</text:p>
          </table:table-cell>
          <table:table-cell table:style-name="Table3.A2" office:value-type="string">
            <text:p text:style-name="P38">302</text:p>
          </table:table-cell>
          <table:table-cell table:style-name="Table3.A2" office:value-type="string">
            <text:p text:style-name="P38">304</text:p>
          </table:table-cell>
          <table:table-cell table:style-name="Table3.A2" office:value-type="string">
            <text:p text:style-name="P38">303</text:p>
          </table:table-cell>
          <table:table-cell table:style-name="Table3.A2" office:value-type="string">
            <text:p text:style-name="P38">305</text:p>
          </table:table-cell>
          <table:table-cell table:style-name="Table3.A2" office:value-type="string">
            <text:p text:style-name="P38">301</text:p>
          </table:table-cell>
          <table:table-cell table:style-name="Table3.A2" office:value-type="string">
            <text:p text:style-name="P38">302</text:p>
          </table:table-cell>
          <table:table-cell table:style-name="Table3.A2" office:value-type="string">
            <text:p text:style-name="P38">304</text:p>
          </table:table-cell>
          <table:table-cell table:style-name="Table3.A2" office:value-type="string">
            <text:p text:style-name="P38">302</text:p>
          </table:table-cell>
          <table:table-cell table:style-name="Table3.A2" office:value-type="string">
            <text:p text:style-name="P38">301</text:p>
          </table:table-cell>
          <table:table-cell table:style-name="Table3.A2" office:value-type="string">
            <text:p text:style-name="P38">304</text:p>
          </table:table-cell>
          <table:table-cell table:style-name="Table3.A2" office:value-type="string">
            <text:p text:style-name="P38">303</text:p>
          </table:table-cell>
          <table:table-cell table:style-name="Table3.N2" office:value-type="string">
            <text:p text:style-name="P38">302</text:p>
          </table:table-cell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Группы оборотных средств</text:p>
          </table:table-cell>
          <table:table-cell table:style-name="Table4.B1" office:value-type="string">
            <text:p text:style-name="P39">% в общем объеме оборотных средств <text:line-break/>(текущий период)</text:p>
          </table:table-cell>
        </table:table-row>
        <table:table-row table:style-name="Table4.2">
          <table:table-cell table:style-name="Table4.A2" office:value-type="string">
            <text:p text:style-name="P39">Производственный запас</text:p>
          </table:table-cell>
          <table:table-cell table:style-name="Table4.B2" office:value-type="string">
            <text:p text:style-name="P39">35</text:p>
          </table:table-cell>
        </table:table-row>
        <table:table-row table:style-name="Table4.3">
          <table:table-cell table:style-name="Table4.A2" office:value-type="string">
            <text:p text:style-name="P39">Незавершенное производство</text:p>
          </table:table-cell>
          <table:table-cell table:style-name="Table4.B2" office:value-type="string">
            <text:p text:style-name="P39">40</text:p>
          </table:table-cell>
        </table:table-row>
        <table:table-row table:style-name="Table4.4">
          <table:table-cell table:style-name="Table4.A2" office:value-type="string">
            <text:p text:style-name="P39">Готовая продукция</text:p>
          </table:table-cell>
          <table:table-cell table:style-name="Table4.B2" office:value-type="string">
            <text:p text:style-name="P39">20</text:p>
          </table:table-cell>
        </table:table-row>
        <table:table-row table:style-name="Table4.4">
          <table:table-cell table:style-name="Table4.A2" office:value-type="string">
            <text:p text:style-name="P39">Расходы будущих периодов</text:p>
          </table:table-cell>
          <table:table-cell table:style-name="Table4.B2" office:value-type="string">
            <text:p text:style-name="P39">5</text:p>
          </table:table-cell>
        </table:table-row>
      </table:table>
      <text:p text:style-name="P40"/>
      <text:p text:style-name="P41">Стоимость реализованной продукции — 3000 тыс. руб.</text:p>
      <text:p text:style-name="P41"/>
      <text:p text:style-name="P41"/>
      <text:p text:style-name="P42"><text:s/>Результаты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Показатели</text:p>
          </table:table-cell>
          <table:table-cell table:style-name="Table5.A1" office:value-type="string">
            <text:p text:style-name="P39">Текущий <text:line-break/>год</text:p>
          </table:table-cell>
          <table:table-cell table:style-name="Table5.C1" office:value-type="string">
            <text:p text:style-name="P39">Планируемый год</text:p>
          </table:table-cell>
        </table:table-row>
        <table:table-row table:style-name="Table5.1">
          <table:table-cell table:style-name="Table5.A2" office:value-type="string">
            <text:p text:style-name="P39">Норматив оборотных средств, тыс.руб.<text:line-break/></text:p>
          </table:table-cell>
          <table:table-cell table:style-name="Table5.A2" office:value-type="string">
            <text:p text:style-name="P39">302.79</text:p>
          </table:table-cell>
          <table:table-cell table:style-name="Table5.C2" office:value-type="string">
            <text:p text:style-name="P39">278.57</text:p>
          </table:table-cell>
        </table:table-row>
        <table:table-row table:style-name="Table5.1">
          <table:table-cell table:style-name="Table5.A2" office:value-type="string">
            <text:p text:style-name="P39">Норматив оборотных средств в незавершенном производстве, тыс.руб.<text:line-break/></text:p>
          </table:table-cell>
          <table:table-cell table:style-name="Table5.A2" office:value-type="string">
            <text:p text:style-name="P39">121.12</text:p>
          </table:table-cell>
          <table:table-cell table:style-name="Table5.C2" office:value-type="string">
            <text:p text:style-name="P39">96.9</text:p>
          </table:table-cell>
        </table:table-row>
        <table:table-row table:style-name="Table5.1">
          <table:table-cell table:style-name="Table5.A2" office:value-type="string">
            <text:p text:style-name="P39">Высвобождение оборотных средств в незавершенном производстве, тыс.руб.<text:line-break/>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24.22</text:p>
          </table:table-cell>
        </table:table-row>
        <table:table-row table:style-name="Table5.1">
          <table:table-cell table:style-name="Table5.A2" office:value-type="string">
            <text:p text:style-name="P39">Коэффициент оборачиваемости оборотных средств предприятия, <text:s/>обороты<text:line-break/></text:p>
          </table:table-cell>
          <table:table-cell table:style-name="Table5.A2" office:value-type="string">
            <text:p text:style-name="P39">9.91</text:p>
          </table:table-cell>
          <table:table-cell table:style-name="Table5.C2" office:value-type="string">
            <text:p text:style-name="P39">10.77</text:p>
          </table:table-cell>
        </table:table-row>
        <table:table-row table:style-name="Table5.1">
          <table:table-cell table:style-name="Table5.A2" office:value-type="string">
            <text:p text:style-name="P39">Длительность одного оборота, дни<text:line-break/></text:p>
          </table:table-cell>
          <table:table-cell table:style-name="Table5.A2" office:value-type="string">
            <text:p text:style-name="P39">36</text:p>
          </table:table-cell>
          <table:table-cell table:style-name="Table5.C2" office:value-type="string">
            <text:p text:style-name="P39">33</text:p>
          </table:table-cell>
        </table:table-row>
        <table:table-row table:style-name="Table5.1">
          <table:table-cell table:style-name="Table5.A2" office:value-type="string">
            <text:p text:style-name="P39">Коэффициент загрузки оборотных средств<text:line-break/></text:p>
          </table:table-cell>
          <table:table-cell table:style-name="Table5.A2" office:value-type="string">
            <text:p text:style-name="P39">0.1</text:p>
          </table:table-cell>
          <table:table-cell table:style-name="Table5.C2" office:value-type="string">
            <text:p text:style-name="P39">0.09</text:p>
          </table:table-cell>
        </table:table-row>
        <table:table-row table:style-name="Table5.1">
          <table:table-cell table:style-name="Table5.A2" office:value-type="string">
            <text:p text:style-name="P39">Изменение длительности оборота оборотных средств, дни<text:line-break/>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3</text:p>
          </table:table-cell>
        </table:table-row>
        <table:table-row table:style-name="Table5.1">
          <table:table-cell table:style-name="Table5.A2" office:value-type="string">
            <text:p text:style-name="P39">Возможный прирост объема реализованной продукции вследствие ускорения оборачиваемости, тыс.руб.<text:line-break/>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260.4</text:p>
          </table:table-cell>
        </table:table-row>
        <table:table-row table:style-name="Table5.1">
          <table:table-cell table:style-name="Table5.A2" office:value-type="string">
            <text:p text:style-name="P39">Производственный запас, %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108.69</text:p>
          </table:table-cell>
        </table:table-row>
        <text:soft-page-break/>
        <table:table-row table:style-name="Table5.1">
          <table:table-cell table:style-name="Table5.A2" office:value-type="string">
            <text:p text:style-name="P39">Незавершенное производство, %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34.78</text:p>
          </table:table-cell>
        </table:table-row>
        <table:table-row table:style-name="Table5.1">
          <table:table-cell table:style-name="Table5.A2" office:value-type="string">
            <text:p text:style-name="P39">Расходы будущих периодов, %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5.43</text:p>
          </table:table-cell>
        </table:table-row>
        <table:table-row table:style-name="Table5.1">
          <table:table-cell table:style-name="Table5.A2" office:value-type="string">
            <text:p text:style-name="P39">Готовая продукция, % <text:s text:c="57"/></text:p>
          </table:table-cell>
          <table:table-cell table:style-name="Table5.A2" office:value-type="string">
            <text:p text:style-name="P39">Х</text:p>
          </table:table-cell>
          <table:table-cell table:style-name="Table5.C2" office:value-type="string">
            <text:p text:style-name="P39">21.74</text:p>
          </table:table-cell>
        </table:table-row>
      </table:table>
      <text:p text:style-name="P40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35in" fo:text-indent="-0.25in" fo:margin-left="0.80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035in" fo:text-indent="-0.1252in" fo:margin-left="1.30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8035in" fo:text-indent="-0.25in" fo:margin-left="1.80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035in" fo:text-indent="-0.25in" fo:margin-left="2.30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035in" fo:text-indent="-0.1252in" fo:margin-left="2.80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3035in" fo:text-indent="-0.25in" fo:margin-left="3.30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35in" fo:text-indent="-0.25in" fo:margin-left="3.80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035in" fo:text-indent="-0.1252in" fo:margin-left="4.3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ed33e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1</meta:editing-cycles>
    <meta:creation-date>2025-09-22T20:35:59.125906321</meta:creation-date>
    <meta:editing-duration>PT28M5S</meta:editing-duration>
    <meta:generator>LibreOffice/25.8.2.1$Linux_X86_64 LibreOffice_project/580$Build-1</meta:generator>
    <dc:date>2025-12-02T07:14:03.094634334</dc:date>
    <meta:print-date>2025-12-02T06:59:34.173647135</meta:print-date>
    <meta:printed-by>PDF files</meta:printed-by>
    <meta:document-statistic meta:table-count="5" meta:image-count="0" meta:object-count="1" meta:page-count="5" meta:paragraph-count="117" meta:word-count="390" meta:character-count="3268" meta:non-whitespace-character-count="2865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2T20:35:58.263082696"/>
  </office:meta>
</office:document-meta>
</file>